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00000002002114F74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11.546cm" style:rel-column-width="445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7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0.948cm" svg:y="0.342cm" svg:width="5.606cm" svg:height="5.586cm" draw:z-index="0"><draw:image xlink:href="Pictures/1000020100000200000002002114F74A.png" xlink:type="simple" xlink:show="embed" xlink:actuate="onLoad"/></draw:frame></text:p>
      <text:h text:style-name="P8" text:outline-level="1"/>
      <text:h text:style-name="P8" text:outline-level="1">Planning ménage entrée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esponsable</text:p>
          </table:table-cell>
          <table:table-cell table:style-name="Tableau1.B1" office:value-type="string">
            <text:p text:style-name="P6">Ménage</text:p>
          </table:table-cell>
        </table:table-row>
        <table:table-row>
          <table:table-cell table:style-name="Tableau1.A2" office:value-type="string">
            <text:p text:style-name="P3">[RESPONSABLE]</text:p>
          </table:table-cell>
          <table:table-cell table:style-name="Tableau1.B2" office:value-type="string">
            <text:p text:style-name="P4">[CLEANING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20-03-26T09:04:40</dc:date>
    <dc:creator>Cédric Zuger</dc:creator>
    <meta:editing-duration>P1DT4H55M16S</meta:editing-duration>
    <meta:editing-cycles>22</meta:editing-cycles>
    <meta:generator>OpenOffice/4.1.6$Unix OpenOffice.org_project/416m1$Build-9790</meta:generator>
    <meta:document-statistic meta:table-count="1" meta:image-count="1" meta:object-count="0" meta:page-count="1" meta:paragraph-count="5" meta:word-count="7" meta:character-count="62"/>
  </office:meta>
</office:document-meta>
</file>